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1 - Capstone Two - Project Ideas</text:p>
      <text:p text:style-name="P1"/>
      <text:p text:style-name="P1"/>
      <text:p text:style-name="P1"/>
      <text:p text:style-name="P1">1.<text:tab/>Credit Default Prediction</text:p>
      <text:p text:style-name="P1"/>
      <text:p text:style-name="P1">Use anonymized account activity data to predict credit default among American Express cardholders. This dataset includes purchase, payment, and other account activity information for users within a specific time window.</text:p>
      <text:p text:style-name="P1"/>
      <text:p text:style-name="P1">Data:</text:p>
      <text:p text:style-name="P1"/>
      <text:p text:style-name="P1"><text:a xlink:type="simple" xlink:href="https://www.kaggle.com/competitions/amex-default-prediction/data" text:style-name="Internet_20_link" text:visited-style-name="Visited_20_Internet_20_Link">https://www.kaggle.com/competitions/amex-default-prediction/data</text:a></text:p>
      <text:p text:style-name="P1"/>
      <text:p text:style-name="P1"/>
      <text:p text:style-name="P1"/>
      <text:p text:style-name="P1">2.<text:tab/>Book Review Prediction</text:p>
      <text:p text:style-name="P1"/>
      <text:p text:style-name="P1">Predict a book review rating on a scale of 1 to 5 for Goodreads users. This dataset provides information on a user's account activity on Goodreads, including user ID, review dates, review ratings, book identification, and the text of each review. Build a model to predict a user's score given their history, the text of a review, and the ID of a book.</text:p>
      <text:p text:style-name="P1"/>
      <text:p text:style-name="P1">Data:</text:p>
      <text:p text:style-name="P1"/>
      <text:p text:style-name="P1"><text:a xlink:type="simple" xlink:href="https://www.kaggle.com/competitions/goodreads-books-reviews-290312/data" text:style-name="Internet_20_link" text:visited-style-name="Visited_20_Internet_20_Link">https://www.kaggle.com/competitions/goodreads-books-reviews-290312/data</text:a></text:p>
      <text:p text:style-name="P1"/>
      <text:p text:style-name="P1"/>
      <text:p text:style-name="P1"/>
      <text:p text:style-name="P1">3.<text:tab/>Pennsylvania Roadway Maintenance</text:p>
      <text:p text:style-name="P1"/>
      <text:p text:style-name="P1">Given roadway condition, traffic volume, construction, weather, and maintenance data, predict when segments of roadways will require maintenance. Either focus on Pennsylvania's most traveled road segments, or limit data to road segments in single county.</text:p>
      <text:p text:style-name="P1"/>
      <text:p text:style-name="P1">There are many datasets relevant to the creation of a predictive model. Pennsylvania's Roadway Mangement System and Department of Transportation websites offer useful introductions to much of the required roadway data. Weather data is easily obtained. <text:s/>Underlying soil compositions may be relevant for some roads; the US Department of Agriculture offers this data in many useful formats.</text:p>
      <text:p text:style-name="P1"><text:a xlink:type="simple" xlink:href="https://www.penndot.pa.gov/ProjectAndPrograms/ResearchandTesting/RoadwayManagementandTesting/Pages/Road-Management-System.aspx" text:style-name="Internet_20_link" text:visited-style-name="Visited_20_Internet_20_Link"/></text:p>
      <text:p text:style-name="P1">Info:</text:p>
      <text:p text:style-name="P1"/>
      <text:p text:style-name="P1">PA Roadway Mangement System</text:p>
      <text:p text:style-name="P1"><text:a xlink:type="simple" xlink:href="https://www.penndot.pa.gov/ProjectAndPrograms/ResearchandTesting/RoadwayManagementandTesting/Pages/Road-Management-System.aspx" text:style-name="Internet_20_link" text:visited-style-name="Visited_20_Internet_20_Link">https://www.penndot.pa.gov/ProjectAndPrograms/ResearchandTesting/RoadwayManagementandTesting/Pages/Road-Management-System.aspx</text:a></text:p>
      <text:p text:style-name="P1"/>
      <text:p text:style-name="P1"><text:soft-page-break/>PennDOT Open Data</text:p>
      <text:p text:style-name="P1"><text:a xlink:type="simple" xlink:href="https://data-pennshare.opendata.arcgis.com/" text:style-name="Internet_20_link" text:visited-style-name="Visited_20_Internet_20_Link">https://data-pennshare.opendata.arcgis.com/</text:a></text:p>
      <text:p text:style-name="P1"/>
      <text:p text:style-name="P1"/>
      <text:p text:style-name="P1">Data:</text:p>
      <text:p text:style-name="P1"/>
      <text:p text:style-name="P1">Traffic Volumes</text:p>
      <text:p text:style-name="P1"><text:a xlink:type="simple" xlink:href="https://data-pennshare.opendata.arcgis.com/datasets/PennShare::rmstraffic-traffic-volumes/about" text:style-name="Internet_20_link" text:visited-style-name="Visited_20_Internet_20_Link">https://data-pennshare.opendata.arcgis.com/datasets/PennShare::rmstraffic-traffic-volumes/about</text:a></text:p>
      <text:p text:style-name="P1"/>
      <text:p text:style-name="P1">Transportation Improvement Projects – Points</text:p>
      <text:p text:style-name="P1"><text:a xlink:type="simple" xlink:href="https://data-pennshare.opendata.arcgis.com/datasets/PennShare::transportation-improvement-projects-points/about" text:style-name="Internet_20_link" text:visited-style-name="Visited_20_Internet_20_Link">https://data-pennshare.opendata.arcgis.com/datasets/PennShare::transportation-improvement-projects-points/about</text:a></text:p>
      <text:p text:style-name="P1"/>
      <text:p text:style-name="P1">Transportaiton Improvement Projects - Lines</text:p>
      <text:p text:style-name="P1"><text:a xlink:type="simple" xlink:href="https://data-pennshare.opendata.arcgis.com/datasets/PennShare::transportation-improvement-projects-lines/about" text:style-name="Internet_20_link" text:visited-style-name="Visited_20_Internet_20_Link">https://data-pennshare.opendata.arcgis.com/datasets/PennShare::transportation-improvement-projects-lines/about</text:a></text:p>
      <text:p text:style-name="P1"/>
      <text:p text:style-name="P1">Weather:</text:p>
      <text:p text:style-name="P1"><text:a xlink:type="simple" xlink:href="http://www.climate.psu.edu/data/city_information/index.php?city=phl&amp;page=dwa&amp;type=big7" text:style-name="Internet_20_link" text:visited-style-name="Visited_20_Internet_20_Link">http://www.climate.psu.edu/data/city_information/index.php?city=phl&amp;page=dwa&amp;type=big7</text:a></text:p>
      <text:p text:style-name="P1"/>
      <text:p text:style-name="P1">USDA Soil Survey</text:p>
      <text:p text:style-name="P1"><text:a xlink:type="simple" xlink:href="https://www.nrcs.usda.gov/wps/portal/nrcs/surveylist/soils/survey/state/?stateId=PA" text:style-name="Internet_20_link" text:visited-style-name="Visited_20_Internet_20_Link">https://www.nrcs.usda.gov/wps/portal/nrcs/surveylist/soils/survey/state/?stateId=PA</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6T14:35:08.21</meta:creation-date>
    <dc:date>2022-07-27T18:08:41.04</dc:date>
    <meta:editing-duration>P1DT3H33M27S</meta:editing-duration>
    <meta:editing-cycles>11</meta:editing-cycles>
    <meta:generator>OpenOffice/4.1.12$Win32 OpenOffice.org_project/4112m1$Build-9809</meta:generator>
    <meta:document-statistic meta:table-count="0" meta:image-count="0" meta:object-count="0" meta:page-count="2" meta:paragraph-count="30" meta:word-count="248" meta:character-count="2361"/>
  </office:meta>
</office:document-meta>
</file>